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fo:color="#000000" style:font-name="Segoe UI" fo:font-size="14pt" fo:font-weight="normal" style:font-name-asian="Segoe UI" style:font-size-asian="14pt" style:font-weight-asian="normal" style:font-name-complex="Segoe UI" style:font-size-complex="14pt" style:font-weight-complex="normal"/>
    </style:style>
    <style:style style:name="P4" style:family="paragraph" style:parent-style-name="Standard">
      <style:text-properties fo:color="#000000" style:font-name="Segoe UI" fo:font-size="14pt" fo:font-style="normal" fo:font-weight="normal" style:font-name-asian="Segoe UI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P5" style:family="paragraph" style:parent-style-name="Standard">
      <style:text-properties fo:color="#000000" style:font-name="Segoe UI" fo:font-size="14pt" fo:font-style="normal" style:text-underline-style="none" fo:font-weight="normal" style:font-name-asian="Segoe UI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Segoe UI" fo:font-size="14pt" fo:font-style="normal" style:text-underline-style="none" fo:font-weight="normal" style:font-name-asian="Segoe UI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1" style:family="text">
      <style:text-properties fo:color="#000000" style:font-name="Segoe UI" fo:font-size="9pt" fo:font-weight="normal" style:font-name-asian="Segoe UI" style:font-size-asian="9pt" style:font-weight-asian="normal" style:font-name-complex="Segoe UI" style:font-size-complex="9pt" style:font-weight-complex="normal"/>
    </style:style>
    <style:style style:name="T2" style:family="text">
      <style:text-properties fo:color="#000000" style:font-name="Segoe UI" fo:font-size="9pt" fo:font-style="normal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3" style:family="text">
      <style:text-properties fo:color="#000000" style:font-name="Segoe UI" fo:font-size="9pt" fo:font-style="normal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4" style:family="text">
      <style:text-properties fo:color="#000000" style:font-name="Segoe UI" fo:font-size="14pt" fo:font-weight="normal" style:font-name-asian="Segoe UI" style:font-size-asian="14pt" style:font-weight-asian="normal" style:font-name-complex="Segoe UI" style:font-size-complex="14pt" style:font-weight-complex="normal"/>
    </style:style>
    <style:style style:name="T5" style:family="text">
      <style:text-properties fo:color="#000000" style:font-name="Segoe UI" fo:font-size="14pt" fo:font-style="italic" fo:font-weight="normal" style:font-name-asian="Segoe UI" style:font-size-asian="14pt" style:font-style-asian="italic" style:font-weight-asian="normal" style:font-name-complex="Segoe UI" style:font-size-complex="14pt" style:font-style-complex="italic" style:font-weight-complex="normal"/>
    </style:style>
    <style:style style:name="T6" style:family="text">
      <style:text-properties fo:color="#000000" style:font-name="Segoe UI" fo:font-size="14pt" fo:font-style="italic" style:text-underline-style="none" fo:font-weight="normal" style:font-name-asian="Segoe UI" style:font-size-asian="14pt" style:font-style-asian="italic" style:font-weight-asian="normal" style:font-name-complex="Segoe UI" style:font-size-complex="14pt" style:font-style-complex="italic" style:font-weight-complex="normal"/>
    </style:style>
    <style:style style:name="T7" style:family="text">
      <style:text-properties fo:color="#000000" style:font-name="Segoe UI" fo:font-size="14pt" fo:font-style="normal" fo:font-weight="normal" style:font-name-asian="Segoe UI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8" style:family="text">
      <style:text-properties fo:color="#000000" style:font-name="Segoe UI" fo:font-size="14pt" fo:font-style="normal" style:text-underline-style="solid" style:text-underline-width="auto" style:text-underline-color="font-color" fo:font-weight="bold" style:font-name-asian="Segoe UI" style:font-size-asian="14pt" style:font-style-asian="normal" style:font-weight-asian="bold" style:font-name-complex="Segoe UI" style:font-size-complex="14pt" style:font-style-complex="normal" style:font-weight-complex="bold"/>
    </style:style>
    <style:style style:name="T9" style:family="text">
      <style:text-properties fo:color="#000000" style:font-name="Segoe UI" fo:font-size="14pt" fo:font-style="normal" style:text-underline-style="none" fo:font-weight="normal" style:font-name-asian="Segoe UI" style:font-size-asian="14pt" style:font-style-asian="normal" style:font-weight-asian="normal" style:font-name-complex="Segoe UI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ritual Warfare</text:p>
      <text:p text:style-name="P1"/>
      <text:p text:style-name="P1">19/10/25</text:p>
      <text:p text:style-name="P1"/>
      <text:p text:style-name="P1"/>
      <text:p text:style-name="P1">Father God Almighty...only You have all the answers. </text:p>
      <text:p text:style-name="P1"/>
      <text:p text:style-name="P1">24 Oct 25 Friday</text:p>
      <text:p text:style-name="P1"/>
      <text:p text:style-name="P1"/>
      <text:p text:style-name="P1"><text:span text:style-name="T1">Ro 8:26 ¶ </text:span><text:span text:style-name="T4"><text:s/>Likewise the Spirit also helpeth our infirmities: for we know not what we should pray for as we ought: but the Spirit itself maketh intercession for us with groanings which cannot be uttered.</text:span></text:p>
      <text:p text:style-name="P3"/>
      <text:p text:style-name="P1"><text:span text:style-name="T1">Lu 18:1 ¶ </text:span><text:span text:style-name="T4"><text:s/>And he spake also a simile to them, that it behoveth </text:span><text:span text:style-name="T5">us</text:span><text:span text:style-name="T7"> always to pray, and not to faint,</text:span></text:p>
      <text:p text:style-name="P4"/>
      <text:p text:style-name="P1"><text:span text:style-name="T2">Mt 6:5</text:span><text:span text:style-name="T7"> <text:s/>And </text:span><text:span text:style-name="T8">when</text:span><text:span text:style-name="T9"> thou prayest, thou shalt not be as the hypocrites </text:span><text:span text:style-name="T6">are</text:span><text:span text:style-name="T9">: for they love to </text:span><text:span text:style-name="T8">pray</text:span><text:span text:style-name="T9"> standing in the synagogues and in the corners of the streets, that they may be seen of men. Verily I say unto you, They have their reward.</text:span></text:p>
      <text:p text:style-name="P2"><text:span text:style-name="T3">Mt 6:6</text:span><text:span text:style-name="T9"> <text:s/>But thou, </text:span><text:span text:style-name="T8">when</text:span><text:span text:style-name="T9"> thou prayest, enter into thy closet, and </text:span><text:span text:style-name="T8">when</text:span><text:span text:style-name="T9"> thou hast shut thy door, </text:span><text:span text:style-name="T8">pray</text:span><text:span text:style-name="T9"> to thy Father which is in secret; and thy Father which seeth in secret shall reward thee openly.</text:span></text:p>
      <text:p text:style-name="P6"/>
      <text:p text:style-name="P2"><text:span text:style-name="T3">1Co 2:14</text:span><text:span text:style-name="T9"> <text:s/>But the natural man receiveth not the things of the Spirit of God: for they are foolishness unto him: neither can he know </text:span><text:span text:style-name="T6">them</text:span><text:span text:style-name="T9">, because they are </text:span><text:span text:style-name="T8">spiritually</text:span><text:span text:style-name="T9"> </text:span><text:span text:style-name="T8">discerned</text:span><text:span text:style-name="T9">.</text:span></text:p>
      <text:p text:style-name="P6"/>
      <text:p text:style-name="P2"><text:span text:style-name="T3">2Ti 2:15</text:span><text:span text:style-name="T9"> <text:s/>Study to shew thyself approved unto God, a workman that needeth not to be ashamed, </text:span><text:span text:style-name="T8">rightly</text:span><text:span text:style-name="T9"> </text:span><text:span text:style-name="T8">dividing</text:span><text:span text:style-name="T9"> the word of truth.</text:span></text:p>
      <text:p text:style-name="P6"/>
      <text:p text:style-name="P6"/>
      <text:p text:style-name="P1"><text:span text:style-name="T1">Lu 11:13</text:span><text:span text:style-name="T4"> <text:s/>If ye then, being evil, know how to give good gifts unto your children: how much more shall </text:span><text:span text:style-name="T5">your</text:span><text:span text:style-name="T7"> heavenly Father give the </text:span><text:span text:style-name="T8">Holy</text:span><text:span text:style-name="T9"> </text:span><text:span text:style-name="T8">Spirit</text:span><text:span text:style-name="T9"> to them that </text:span><text:span text:style-name="T8">ask</text:span><text:span text:style-name="T9"> him?</text:span></text:p>
      <text:p text:style-name="P5"/>
      <text:p text:style-name="P1"><text:span text:style-name="T9">So is there such a thing as spiritual warfare?? The Bible certainly talks about </text:span><text:soft-page-break/><text:span text:style-name="T9">warfare. </text:span></text:p>
      <text:p text:style-name="P5"/>
      <text:p text:style-name="P1"><text:span text:style-name="T3">1Co 9:7 </text:span><text:span text:style-name="T9"><text:s/>who doth serve as a soldier at his own charges at any time? who doth plant a vineyard, and of its fruit doth not eat? or who doth feed a flock, and of the milk of the flock doth not eat?</text:span></text:p>
      <text:p text:style-name="P2"><text:span text:style-name="T1">2Co 10:4 </text:span><text:span text:style-name="T4"><text:s/>for the weapons of our warfare </text:span><text:span text:style-name="T5">are</text:span><text:span text:style-name="T7"> not fleshly, but powerful to God for bringing down of strongholds,</text:span></text:p>
      <text:p text:style-name="P2"><text:span text:style-name="T2">1Ti 1:18 ¶ </text:span><text:span text:style-name="T7"><text:s/>This charge I commit to thee, child Timotheus, according to the prophesies that went before upon thee, that thou mayest war in them the good warfare,</text:span></text:p>
      <text:p text:style-name="P6"/>
      <text:p text:style-name="P6">So warfare is mentioned. But we do not war as the world wars. </text:p>
      <text:p text:style-name="P6"/>
      <text:p text:style-name="P2"><text:span text:style-name="T3">Joh 18:36 </text:span><text:span text:style-name="T9"><text:s/>Jesus answered, “My kingdom is not of this world. If My kingdom were of this world, My servants would fight, so that I should not be delivered to the Jews; but now My kingdom is not from here.”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9T17:54:53.98</meta:creation-date>
    <dc:date>2025-10-24T10:43:54.04</dc:date>
    <meta:editing-duration>PT2H35M44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17" meta:word-count="402" meta:character-count="2115"/>
  </office:meta>
</office:document-meta>
</file>